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roman" style:font-pitch="variable"/>
  </office:font-face-decls>
  <office:automatic-styles>
    <style:style style:name="Таблица3" style:family="table">
      <style:table-properties style:width="7.0861in" fo:margin-left="0in" fo:margin-top="0in" fo:margin-bottom="0in" table:align="left" style:writing-mode="lr-tb"/>
    </style:style>
    <style:style style:name="Таблица3.A" style:family="table-column">
      <style:table-column-properties style:column-width="3.5438in"/>
    </style:style>
    <style:style style:name="Таблица3.B" style:family="table-column">
      <style:table-column-properties style:column-width="3.5424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3.5" style:family="table-row">
      <style:table-row-properties style:min-row-height="0.25in" fo:keep-together="auto"/>
    </style:style>
    <style:style style:name="Таблица3.A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Таблица3.6" style:family="table-row">
      <style:table-row-properties style:min-row-height="0.1944in" fo:keep-together="auto"/>
    </style:style>
    <style:style style:name="P1" style:family="paragraph" style:parent-style-name="Heading_20_2">
      <style:paragraph-properties fo:text-align="center" style:justify-single-word="false"/>
      <style:text-properties officeooo:paragraph-rsid="00017f04"/>
    </style:style>
    <style:style style:name="P2" style:family="paragraph" style:parent-style-name="Standard">
      <style:paragraph-properties fo:margin-left="0in" fo:margin-right="0in" fo:margin-top="0in" fo:margin-bottom="0in" style:contextual-spacing="false" fo:text-indent="0.3957in" style:auto-text-indent="false"/>
      <style:text-properties officeooo:paragraph-rsid="00017f04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indent="0.3957in" style:auto-text-indent="false"/>
      <style:text-properties style:font-name="Times New Roman1" fo:font-size="12pt" fo:language="ru" fo:country="RU" fo:font-style="normal" style:text-underline-style="none" fo:font-weight="normal" officeooo:paragraph-rsid="00017f04" style:letter-kerning="false" style:font-size-asian="12pt" style:font-style-asian="normal" style:font-weight-asian="normal" style:font-size-complex="12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indent="0.3752in" style:auto-text-indent="false"/>
      <style:text-properties style:font-name="Times New Roman1" fo:font-size="12pt" fo:language="ru" fo:country="RU" fo:font-weight="normal" officeooo:paragraph-rsid="00017f04" style:letter-kerning="false" style:font-size-asian="12pt" style:font-weight-asian="normal" style:font-size-complex="12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indent="0.3752in" style:auto-text-indent="false"/>
      <style:text-properties style:font-name="Times New Roman1" fo:font-size="12pt" officeooo:paragraph-rsid="00017f04" style:font-size-asian="12pt" style:font-size-complex="12pt"/>
    </style:style>
    <style:style style:name="P6" style:family="paragraph" style:parent-style-name="Standard">
      <style:paragraph-properties fo:margin-left="0in" fo:margin-right="0in" fo:text-indent="0.3957in" style:auto-text-indent="false"/>
      <style:text-properties style:font-name="Times New Roman1" fo:font-size="12pt" fo:language="ru" fo:country="RU" fo:font-style="normal" style:text-underline-style="none" fo:font-weight="normal" officeooo:paragraph-rsid="00017f04" style:letter-kerning="false" style:font-size-asian="12pt" style:font-style-asian="normal" style:font-weight-asian="normal" style:font-size-complex="12pt"/>
    </style:style>
    <style:style style:name="P7" style:family="paragraph" style:parent-style-name="Standard">
      <style:paragraph-properties fo:margin-left="0in" fo:margin-right="0in" fo:text-indent="0.3957in" style:auto-text-indent="false"/>
      <style:text-properties style:font-name="Times New Roman1" fo:font-size="12pt" officeooo:paragraph-rsid="00017f04" style:font-size-asian="12pt" style:font-size-complex="12pt"/>
    </style:style>
    <style:style style:name="P8" style:family="paragraph" style:parent-style-name="Standard">
      <style:paragraph-properties fo:margin-left="0in" fo:margin-right="0in" fo:text-indent="0.3957in" style:auto-text-indent="false"/>
      <style:text-properties officeooo:paragraph-rsid="00017f04"/>
    </style:style>
    <style:style style:name="P9" style:family="paragraph" style:parent-style-name="Standard">
      <style:paragraph-properties fo:margin-left="0in" fo:margin-right="0in" fo:text-indent="0.3957in" style:auto-text-indent="false"/>
      <style:text-properties style:font-name="Times New Roman1" fo:font-size="12pt" fo:language="ru" fo:country="RU" fo:font-style="normal" style:text-underline-style="solid" style:text-underline-width="auto" style:text-underline-color="font-color" fo:font-weight="normal" officeooo:paragraph-rsid="00017f04" style:letter-kerning="false" style:font-size-asian="12pt" style:font-style-asian="normal" style:font-weight-asian="normal" style:font-size-complex="12pt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imes New Roman1" fo:font-size="12pt" fo:language="ru" fo:country="RU" fo:font-style="normal" style:text-underline-style="none" fo:font-weight="normal" officeooo:paragraph-rsid="00017f04" style:letter-kerning="false" style:font-size-asian="12pt" style:font-style-asian="normal" style:font-weight-asian="normal" style:font-size-complex="12pt"/>
    </style:style>
    <style:style style:name="P11" style:family="paragraph" style:parent-style-name="Standard">
      <style:paragraph-properties fo:margin-left="0in" fo:margin-right="0in" fo:text-indent="0in" style:auto-text-indent="false"/>
      <style:text-properties officeooo:paragraph-rsid="00017f04"/>
    </style:style>
    <style:style style:name="P12" style:family="paragraph" style:parent-style-name="Standard">
      <style:paragraph-properties fo:margin-left="0in" fo:margin-right="0in" fo:text-indent="0.3752in" style:auto-text-indent="false"/>
      <style:text-properties style:font-name="Times New Roman1" fo:font-size="12pt" fo:language="ru" fo:country="RU" fo:font-style="normal" style:text-underline-style="none" fo:font-weight="normal" officeooo:paragraph-rsid="00017f04" style:letter-kerning="false" style:font-size-asian="12pt" style:font-style-asian="normal" style:font-weight-asian="normal" style:font-size-complex="12pt"/>
    </style:style>
    <style:style style:name="P13" style:family="paragraph" style:parent-style-name="Standard">
      <style:paragraph-properties fo:margin-left="0in" fo:margin-right="0in" fo:text-indent="0.3752in" style:auto-text-indent="false"/>
      <style:text-properties officeooo:paragraph-rsid="00017f04"/>
    </style:style>
    <style:style style:name="P14" style:family="paragraph" style:parent-style-name="Standard">
      <style:paragraph-properties fo:margin-left="0in" fo:margin-right="0in" fo:text-indent="0.3563in" style:auto-text-indent="false"/>
      <style:text-properties officeooo:paragraph-rsid="00017f04"/>
    </style:style>
    <style:style style:name="P15" style:family="paragraph" style:parent-style-name="Standard">
      <style:paragraph-properties fo:margin-left="0in" fo:margin-right="0in" fo:text-indent="0.3957in" style:auto-text-indent="false"/>
      <style:text-properties fo:font-style="normal" style:text-underline-style="solid" style:text-underline-width="auto" style:text-underline-color="font-color" fo:font-weight="normal" officeooo:paragraph-rsid="00017f04" style:font-style-asian="normal" style:font-weight-asian="normal"/>
    </style:style>
    <style:style style:name="P16" style:family="paragraph" style:parent-style-name="Standard">
      <style:text-properties style:font-name="Times New Roman1" fo:font-size="12pt" fo:language="ru" fo:country="RU" fo:font-style="normal" style:text-underline-style="none" fo:font-weight="normal" officeooo:paragraph-rsid="00017f04" style:letter-kerning="false" style:font-size-asian="12pt" style:font-style-asian="normal" style:font-weight-asian="normal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Times New Roman1" fo:font-size="12pt" fo:language="ru" fo:country="RU" fo:font-style="normal" style:text-underline-style="none" fo:font-weight="normal" officeooo:paragraph-rsid="00017f04" style:letter-kerning="false" style:font-size-asian="12pt" style:font-style-asian="normal" style:font-weight-asian="normal" style:font-size-complex="12pt"/>
    </style:style>
    <style:style style:name="P18" style:family="paragraph" style:parent-style-name="Standard">
      <style:paragraph-properties fo:text-align="start" style:justify-single-word="false"/>
      <style:text-properties officeooo:paragraph-rsid="00017f04"/>
    </style:style>
    <style:style style:name="P19" style:family="paragraph" style:parent-style-name="Standard">
      <style:paragraph-properties fo:text-align="start" style:justify-single-word="false"/>
      <style:text-properties fo:language="ru" fo:country="RU" fo:font-style="italic" style:text-underline-style="none" fo:font-weight="normal" officeooo:paragraph-rsid="00017f04" style:letter-kerning="false" style:font-style-asian="italic" style:font-weight-asian="normal"/>
    </style:style>
    <style:style style:name="P20" style:family="paragraph" style:parent-style-name="Standard">
      <style:paragraph-properties fo:text-align="start" style:justify-single-word="false"/>
      <style:text-properties style:font-name="Times New Roman1" fo:font-size="12pt" officeooo:paragraph-rsid="00017f04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language="ru" fo:country="RU" fo:font-style="normal" style:text-underline-style="none" fo:font-weight="normal" officeooo:paragraph-rsid="00017f04" style:letter-kerning="false" style:font-style-asian="normal" style:font-weight-asian="normal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officeooo:paragraph-rsid="00017f04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fo:language="ru" fo:country="RU" fo:font-style="normal" style:text-underline-style="none" fo:font-weight="normal" officeooo:paragraph-rsid="00017f04" style:letter-kerning="false" style:font-style-asian="normal" style:font-weight-asian="normal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fo:language="ru" fo:country="RU" fo:font-style="normal" style:text-underline-style="none" fo:font-weight="normal" officeooo:paragraph-rsid="00017f04" style:letter-kerning="false" style:font-style-asian="normal" style:font-weight-asian="normal"/>
    </style:style>
    <style:style style:name="P25" style:family="paragraph" style:parent-style-name="Standard">
      <style:text-properties fo:language="ru" fo:country="RU" fo:font-style="normal" style:text-underline-style="none" fo:font-weight="normal" officeooo:paragraph-rsid="00017f04" style:letter-kerning="false" style:font-style-asian="normal" style:font-weight-asian="normal"/>
    </style:style>
    <style:style style:name="T1" style:family="text">
      <style:text-properties style:font-name="Times New Roman1" fo:font-size="14pt" fo:font-style="normal" style:font-size-asian="14pt" style:font-style-asian="normal" style:font-size-complex="14pt" style:font-style-complex="normal"/>
    </style:style>
    <style:style style:name="T2" style:family="text">
      <style:text-properties style:font-name="Times New Roman1" fo:font-size="12pt" fo:language="ru" fo:country="RU" fo:font-style="normal" style:text-underline-style="none" fo:font-weight="normal" officeooo:rsid="018cc696" style:letter-kerning="false" style:font-size-asian="12pt" style:font-style-asian="normal" style:font-weight-asian="normal" style:font-size-complex="12pt"/>
    </style:style>
    <style:style style:name="T3" style:family="text">
      <style:text-properties style:font-name="Times New Roman1" fo:font-size="12pt" fo:language="ru" fo:country="RU" fo:font-style="normal" style:text-underline-style="none" fo:font-weight="normal" officeooo:rsid="018e5f2f" style:letter-kerning="false" style:font-size-asian="12pt" style:font-style-asian="normal" style:font-weight-asian="normal" style:font-size-complex="12pt"/>
    </style:style>
    <style:style style:name="T4" style:family="text">
      <style:text-properties style:use-window-font-color="true" loext:opacity="0%" style:font-name="Times New Roman1" fo:font-size="12pt" fo:language="ru" fo:country="RU" fo:font-style="normal" style:text-underline-style="none" fo:font-weight="normal" officeooo:rsid="01b80e45" style:letter-kerning="false" style:font-name-asian="Arial" style:font-size-asian="12pt" style:language-asian="hi" style:country-asian="IN" style:font-style-asian="normal" style:font-weight-asian="normal" style:font-name-complex="Times New Roman" style:font-size-complex="12pt"/>
    </style:style>
    <style:style style:name="T5" style:family="text">
      <style:text-properties style:font-name="Times New Roman1" fo:font-size="12pt" fo:language="ru" fo:country="RU" fo:font-style="normal" style:text-underline-style="none" fo:font-weight="bold" officeooo:rsid="018cc696" style:letter-kerning="false" style:font-size-asian="12pt" style:font-style-asian="normal" style:font-weight-asian="bold" style:font-size-complex="12pt" style:font-weight-complex="bold"/>
    </style:style>
    <style:style style:name="T6" style:family="text">
      <style:text-properties style:font-name="Times New Roman1" fo:font-size="12pt" fo:language="ru" fo:country="RU" fo:font-style="normal" style:text-underline-style="none" fo:font-weight="normal" officeooo:rsid="018cc696" style:letter-kerning="false" style:font-size-asian="12pt" style:font-style-asian="normal" style:font-weight-asian="normal" style:font-size-complex="12pt" style:font-weight-complex="bold"/>
    </style:style>
    <style:style style:name="T7" style:family="text">
      <style:text-properties style:font-name="Times New Roman1" fo:font-size="12pt" fo:language="ru" fo:country="RU" fo:font-style="normal" style:text-underline-style="none" fo:font-weight="bold" officeooo:rsid="018e5f2f" style:letter-kerning="false" style:font-size-asian="12pt" style:font-style-asian="normal" style:font-weight-asian="bold" style:font-size-complex="12pt" style:font-weight-complex="bold"/>
    </style:style>
    <style:style style:name="T8" style:family="text">
      <style:text-properties style:use-window-font-color="true" loext:opacity="0%" style:font-name="Times New Roman1" fo:font-size="12pt" fo:language="ru" fo:country="RU" fo:font-style="normal" style:text-underline-style="none" fo:font-weight="normal" officeooo:rsid="018cc696" style:letter-kerning="false" style:font-name-asian="Arial" style:font-size-asian="12pt" style:language-asian="hi" style:country-asian="IN" style:font-style-asian="normal" style:font-weight-asian="normal" style:font-name-complex="Times New Roman" style:font-size-complex="12pt"/>
    </style:style>
    <style:style style:name="T9" style:family="text">
      <style:text-properties style:font-name="Times New Roman1" fo:font-size="12pt" fo:language="ru" fo:country="RU" fo:font-style="normal" style:text-underline-style="none" fo:font-weight="normal" officeooo:rsid="0190099f" style:letter-kerning="false" style:font-size-asian="12pt" style:font-style-asian="normal" style:font-weight-asian="normal" style:font-size-complex="12pt"/>
    </style:style>
    <style:style style:name="T10" style:family="text">
      <style:text-properties style:font-name="Times New Roman1" fo:font-size="12pt" fo:language="ru" fo:country="RU" fo:font-style="normal" style:text-underline-style="none" fo:font-weight="normal" officeooo:rsid="0191d4ed" style:letter-kerning="false" style:font-size-asian="12pt" style:font-style-asian="normal" style:font-weight-asian="normal" style:font-size-complex="12pt"/>
    </style:style>
    <style:style style:name="T11" style:family="text">
      <style:text-properties style:font-name="Times New Roman1" fo:font-size="12pt" fo:language="ru" fo:country="RU" fo:font-style="normal" style:text-underline-style="none" fo:font-weight="normal" officeooo:rsid="01b8f45b" style:letter-kerning="false" style:font-size-asian="12pt" style:font-style-asian="normal" style:font-weight-asian="normal" style:font-size-complex="12pt"/>
    </style:style>
    <style:style style:name="T12" style:family="text">
      <style:text-properties fo:language="ru" fo:country="RU" fo:font-weight="normal" style:letter-kerning="false" style:font-weight-asian="normal"/>
    </style:style>
    <style:style style:name="T13" style:family="text">
      <style:text-properties style:use-window-font-color="true" loext:opacity="0%" fo:language="ru" fo:country="RU" fo:font-weight="normal" style:letter-kerning="false" style:font-weight-asian="normal"/>
    </style:style>
    <style:style style:name="T14" style:family="text">
      <style:text-properties style:use-window-font-color="true" loext:opacity="0%" fo:language="ru" fo:country="RU" fo:font-weight="normal" officeooo:rsid="0230e4f3" style:letter-kerning="false" style:font-weight-asian="normal"/>
    </style:style>
    <style:style style:name="T15" style:family="text">
      <style:text-properties fo:language="ru" fo:country="RU" fo:font-weight="normal" officeooo:rsid="02314c00" style:letter-kerning="false" style:font-weight-asian="normal"/>
    </style:style>
    <style:style style:name="T16" style:family="text">
      <style:text-properties fo:language="ru" fo:country="RU" fo:font-weight="normal" officeooo:rsid="0231524a" style:letter-kerning="false" style:font-weight-asian="normal"/>
    </style:style>
    <style:style style:name="T17" style:family="text">
      <style:text-properties fo:language="ru" fo:country="RU" fo:font-style="normal" style:text-underline-style="none" fo:font-weight="bold" style:letter-kerning="false" style:font-style-asian="normal" style:font-weight-asian="bold"/>
    </style:style>
    <style:style style:name="T18" style:family="text">
      <style:text-properties fo:language="ru" fo:country="RU" fo:font-style="normal" style:text-underline-style="none" fo:font-weight="normal" style:letter-kerning="false" style:font-style-asian="normal" style:font-weight-asian="normal"/>
    </style:style>
    <style:style style:name="T19" style:family="text">
      <style:text-properties fo:color="#ff0000" loext:opacity="100%" fo:language="ru" fo:country="RU" fo:font-style="normal" style:text-underline-style="none" fo:font-weight="normal" style:letter-kerning="false" style:font-style-asian="normal" style:font-weight-asian="normal"/>
    </style:style>
    <style:style style:name="T20" style:family="text">
      <style:text-properties style:font-name="Times New Roman1" fo:font-size="12pt" fo:language="ru" fo:country="RU" fo:font-style="normal" style:text-underline-style="none" fo:font-weight="normal" style:letter-kerning="false" style:font-size-asian="12pt" style:font-style-asian="normal" style:font-weight-asian="normal" style:font-size-complex="12pt"/>
    </style:style>
    <style:style style:name="T21" style:family="text">
      <style:text-properties style:use-window-font-color="true" loext:opacity="0%" style:font-name="Times New Roman1" fo:font-size="12pt" fo:language="ru" fo:country="RU" fo:font-style="normal" style:text-underline-style="none" fo:font-weight="normal" officeooo:rsid="018b4415" style:letter-kerning="false" style:font-name-asian="Arial" style:font-size-asian="12pt" style:language-asian="hi" style:country-asian="IN" style:font-style-asian="normal" style:font-weight-asian="normal" style:font-name-complex="Times New Roman" style:font-size-complex="12pt"/>
    </style:style>
    <style:style style:name="T22" style:family="text">
      <style:text-properties officeooo:rsid="019a0e43"/>
    </style:style>
    <style:style style:name="T23" style:family="text">
      <style:text-properties style:use-window-font-color="true" loext:opacity="0%" style:font-name="Times New Roman1" fo:font-size="12pt" fo:language="ru" fo:country="RU" fo:font-style="normal" style:text-underline-style="none" fo:font-weight="normal" officeooo:rsid="0192f625" style:letter-kerning="false" style:font-name-asian="Arial" style:font-size-asian="12pt" style:language-asian="hi" style:country-asian="IN" style:font-style-asian="normal" style:font-weight-asian="normal" style:font-name-complex="Times New Roman" style:font-size-complex="12pt"/>
    </style:style>
    <style:style style:name="T24" style:family="text">
      <style:text-properties style:use-window-font-color="true" loext:opacity="0%" style:font-name="Times New Roman1" fo:font-size="12pt" fo:language="ru" fo:country="RU" fo:font-style="normal" style:text-underline-style="none" fo:font-weight="normal" officeooo:rsid="01931a41" style:letter-kerning="false" style:font-name-asian="Arial" style:font-size-asian="12pt" style:language-asian="hi" style:country-asian="IN" style:font-style-asian="normal" style:font-weight-asian="normal" style:font-name-complex="Times New Roman" style:font-size-complex="12pt"/>
    </style:style>
    <style:style style:name="T25" style:family="text">
      <style:text-properties style:use-window-font-color="true" loext:opacity="0%" style:font-name="Times New Roman1" fo:font-size="12pt" fo:language="ru" fo:country="RU" fo:font-style="normal" style:text-underline-style="none" fo:font-weight="normal" officeooo:rsid="0193a817" style:letter-kerning="false" style:font-name-asian="Arial" style:font-size-asian="12pt" style:language-asian="hi" style:country-asian="IN" style:font-style-asian="normal" style:font-weight-asian="normal" style:font-name-complex="Times New Roman" style:font-size-complex="12pt"/>
    </style:style>
    <style:style style:name="T26" style:family="text">
      <style:text-properties officeooo:rsid="0194f6f0"/>
    </style:style>
    <style:style style:name="T27" style:family="text">
      <style:text-properties style:use-window-font-color="true" loext:opacity="0%" style:font-name="Times New Roman1" fo:font-size="12pt" fo:language="ru" fo:country="RU" fo:font-style="normal" style:text-underline-style="none" fo:font-weight="normal" officeooo:rsid="01962b46" style:letter-kerning="false" style:font-name-asian="Arial" style:font-size-asian="12pt" style:language-asian="hi" style:country-asian="IN" style:font-style-asian="normal" style:font-weight-asian="normal" style:font-name-complex="Times New Roman" style:font-size-complex="12pt"/>
    </style:style>
    <style:style style:name="T28" style:family="text">
      <style:text-properties style:use-window-font-color="true" loext:opacity="0%" style:font-name="Times New Roman1" fo:font-size="12pt" fo:language="ru" fo:country="RU" fo:font-style="normal" style:text-underline-style="none" fo:font-weight="normal" officeooo:rsid="01966b4d" style:letter-kerning="false" style:font-name-asian="Arial" style:font-size-asian="12pt" style:language-asian="hi" style:country-asian="IN" style:font-style-asian="normal" style:font-weight-asian="normal" style:font-name-complex="Times New Roman" style:font-size-complex="12pt"/>
    </style:style>
    <style:style style:name="T29" style:family="text">
      <style:text-properties style:use-window-font-color="true" loext:opacity="0%" style:font-name="Times New Roman1" fo:font-size="12pt" fo:language="ru" fo:country="RU" fo:font-style="normal" style:text-underline-style="none" fo:font-weight="normal" officeooo:rsid="0232e707" style:letter-kerning="false" style:font-name-asian="Arial" style:font-size-asian="12pt" style:language-asian="hi" style:country-asian="IN" style:font-style-asian="normal" style:font-weight-asian="normal" style:font-name-complex="Times New Roman" style:font-size-complex="12pt"/>
    </style:style>
    <style:style style:name="T30" style:family="text">
      <style:text-properties style:font-name="Times New Roman1" fo:font-size="12pt" fo:language="ru" fo:country="RU" fo:font-style="normal" style:text-underline-style="none" fo:font-weight="normal" officeooo:rsid="0232e707" style:letter-kerning="false" style:font-size-asian="12pt" style:font-style-asian="normal" style:font-weight-asian="normal" style:font-size-complex="12pt"/>
    </style:style>
    <style:style style:name="T31" style:family="text">
      <style:text-properties fo:color="#ff0000" loext:opacity="100%" style:font-name="Times New Roman1" fo:font-size="12pt" fo:language="ru" fo:country="RU" fo:font-style="normal" style:text-underline-style="none" fo:font-weight="normal" style:letter-kerning="false" style:font-size-asian="12pt" style:font-style-asian="normal" style:font-weight-asian="normal" style:font-size-complex="12pt"/>
    </style:style>
    <style:style style:name="T32" style:family="text">
      <style:text-properties style:font-name="Times New Roman1" fo:font-size="12pt" fo:language="ru" fo:country="RU" fo:font-style="normal" style:text-underline-style="none" fo:font-weight="bold" style:letter-kerning="false" style:font-size-asian="12pt" style:font-style-asian="normal" style:font-weight-asian="bold" style:font-size-complex="12pt" style:font-weight-complex="bold"/>
    </style:style>
    <style:style style:name="T33" style:family="text">
      <style:text-properties style:use-window-font-color="true" loext:opacity="0%" style:font-name="Times New Roman1" fo:font-size="12pt" fo:language="ru" fo:country="RU" officeooo:rsid="019add05" style:letter-kerning="false" style:font-size-asian="12pt" style:font-size-complex="12pt" style:font-style-complex="normal" style:font-weight-complex="normal"/>
    </style:style>
    <style:style style:name="T34" style:family="text">
      <style:text-properties style:use-window-font-color="true" loext:opacity="0%" style:font-name="Times New Roman1" fo:font-size="12pt" fo:language="ru" fo:country="RU" style:letter-kerning="false" style:font-size-asian="12pt" style:font-size-complex="12pt" style:font-style-complex="normal" style:font-weight-complex="normal"/>
    </style:style>
    <style:style style:name="T35" style:family="text">
      <style:text-properties officeooo:rsid="019afa35"/>
    </style:style>
    <style:style style:name="T36" style:family="text">
      <style:text-properties style:font-name="Times New Roman1" fo:font-size="12pt" fo:language="ru" fo:country="RU" fo:font-style="normal" style:text-underline-style="none" fo:font-weight="normal" officeooo:rsid="019b9260" style:letter-kerning="false" style:font-size-asian="12pt" style:font-style-asian="normal" style:font-weight-asian="normal" style:font-size-complex="12pt"/>
    </style:style>
    <style:style style:name="T37" style:family="text">
      <style:text-properties fo:color="#0000ff" loext:opacity="100%" fo:language="en" fo:country="US" fo:font-style="normal" style:text-underline-style="solid" style:text-underline-width="auto" style:text-underline-color="font-color" fo:font-weight="normal" style:letter-kerning="false" style:font-style-asian="normal" style:font-weight-asian="normal"/>
    </style:style>
    <style:style style:name="T38" style:family="text">
      <style:text-properties fo:language="en" fo:country="US" fo:font-style="normal" style:text-underline-style="none" fo:font-weight="normal" style:letter-kerning="false" style:font-style-asian="normal" style:font-weight-asian="normal"/>
    </style:style>
    <style:style style:name="T39" style:family="text">
      <style:text-properties fo:language="ru" fo:country="RU" fo:font-style="normal" style:text-underline-style="none" fo:font-weight="normal" officeooo:rsid="019db671" style:letter-kerning="false" style:font-style-asian="normal" style:font-weight-asian="normal"/>
    </style:style>
    <style:style style:name="T40" style:family="text">
      <style:text-properties style:font-name="Times New Roman1" fo:font-size="12pt" fo:language="ru" fo:country="RU" fo:font-style="normal" style:text-underline-style="none" fo:font-weight="normal" officeooo:rsid="019e5700" style:letter-kerning="false" style:font-size-asian="12pt" style:font-style-asian="normal" style:font-weight-asian="normal" style:font-size-complex="12pt"/>
    </style:style>
    <style:style style:name="T41" style:family="text">
      <style:text-properties style:use-window-font-color="true" loext:opacity="0%" style:font-name="Times New Roman1" fo:font-size="12pt" fo:language="ru" fo:country="RU" fo:font-style="normal" style:text-underline-style="none" fo:font-weight="normal" officeooo:rsid="023290da" style:letter-kerning="false" style:font-name-asian="Arial" style:font-size-asian="12pt" style:language-asian="hi" style:country-asian="IN" style:font-style-asian="normal" style:font-weight-asian="normal" style:font-name-complex="Times New Roman" style:font-size-complex="12pt"/>
    </style:style>
    <style:style style:name="T42" style:family="text">
      <style:text-properties fo:language="ru" fo:country="RU" fo:font-style="normal" style:text-underline-style="none" fo:font-weight="normal" officeooo:rsid="019e5700" style:letter-kerning="false" style:font-style-asian="normal" style:font-weight-asian="normal"/>
    </style:style>
    <style:style style:name="T43" style:family="text">
      <style:text-properties style:font-name="Times New Roman1" fo:font-size="12pt" fo:language="ru" fo:country="RU" fo:font-style="normal" style:text-underline-style="none" fo:font-weight="normal" officeooo:rsid="019f2598" style:letter-kerning="false" style:font-size-asian="12pt" style:font-style-asian="normal" style:font-weight-asian="normal" style:font-size-complex="12pt"/>
    </style:style>
    <style:style style:name="T44" style:family="text">
      <style:text-properties style:font-name="Times New Roman1" fo:font-size="12pt" style:font-size-asian="12pt" style:font-size-complex="12pt"/>
    </style:style>
    <style:style style:name="T45" style:family="text">
      <style:text-properties fo:language="ru" fo:country="RU" fo:font-style="italic" style:text-underline-style="none" fo:font-weight="normal" style:letter-kerning="false" style:font-style-asian="italic" style:font-weight-asian="normal"/>
    </style:style>
    <style:style style:name="T46" style:family="text">
      <style:text-properties fo:color="#0000ff" loext:opacity="100%" style:font-name="Times New Roman1" fo:font-size="12pt" fo:language="en" fo:country="US" fo:font-style="normal" style:text-underline-style="solid" style:text-underline-width="auto" style:text-underline-color="font-color" fo:font-weight="normal" style:letter-kerning="false" style:font-size-asian="12pt" style:font-style-asian="normal" style:font-weight-asian="normal" style:font-size-complex="12pt"/>
    </style:style>
    <style:style style:name="T47" style:family="text">
      <style:text-properties style:use-window-font-color="true" loext:opacity="0%" style:font-name="Verdana" fo:font-size="10pt" fo:language="ru" fo:country="RU" fo:font-style="normal" style:text-underline-style="none" fo:font-weight="normal" officeooo:rsid="01c0ab11" style:letter-kerning="false" style:font-name-asian="Arial" style:font-size-asian="10pt" style:language-asian="hi" style:country-asian="IN" style:font-style-asian="normal" style:font-weight-asian="normal" style:font-name-complex="Times New Roman" style:font-size-complex="12pt"/>
    </style:style>
    <style:style style:name="T48" style:family="text">
      <style:text-properties officeooo:rsid="01c4c8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Приемы психологической защиты</text:span> <text:s text:c="2"/></text:p>
      <text:p text:style-name="P2"><text:span text:style-name="T2">Если вы оказались на месте объекта разработки (</text:span><text:span text:style-name="T3">вас </text:span><text:span text:style-name="T2">пыта</text:span><text:span text:style-name="T4">ю</text:span><text:span text:style-name="T2">тся</text:span><text:span text:style-name="T5"> </text:span><text:span text:style-name="T6">использовать</text:span><text:span text:style-name="T7"> </text:span><text:span text:style-name="T3">«</text:span><text:span text:style-name="T2">в темную», попытки вербовк</text:span><text:span text:style-name="T8">и</text:span><text:span text:style-name="T2">, </text:span><text:span text:style-name="T9">социальной </text:span><text:span text:style-name="T2">изоляции, уничтожения</text:span><text:span text:style-name="T10">;</text:span><text:span text:style-name="T2"> или </text:span><text:span text:style-name="T11">если вы </text:span><text:span text:style-name="T2">оказались в плену).</text:span></text:p>
      <text:p text:style-name="P3">В ситуации, когда противник применяет психологические приемы с целью эмоционального воздействия на вас, вы можете чувствовать, как вас захватывает поток переживаний. В этот момент тяжело сосредоточиться и думать. Вы можете совершать необдуманные автоматические действия. </text:p>
      <text:p text:style-name="P4">Необходимо всегда различать факты и домыслы. Факт – реально произошедшее событие, домысел – догадка, основанная на предположениях. Домысел может стать фактом при наличии доказательств. Если рассматривать домыслы в качестве фактов, можно очень быстро скатиться в состояние паранойи. Не следует видеть во всем злонамеренность, потому что окружающий мир полон случайностей. Пользуйтесь простым правилом: один раз – случайность, два – совпадение, три – повод задуматься и начать проверку.</text:p>
      <text:p text:style-name="P5"><text:span text:style-name="T12">Основное качество, которое необходимо культивировать в себе в целях выживания – </text:span><text:span text:style-name="T13">непредсказуемость: </text:span><text:span text:style-name="T14">н</text:span><text:span text:style-name="T12">е подчиняться никаким закономерностям, постоянно изменять свое поведение, импровизировать и преодолевать давление рутины и привычки, </text:span><text:span text:style-name="T15">это </text:span><text:span text:style-name="T12">поставит противника в положение, когда он не с</text:span><text:span text:style-name="T16">может</text:span><text:span text:style-name="T12"> предугадать ваши действия. Непредсказуемость выводит противника из себя, заставляет нервничать, занимать оборонительную позицию, совершать просчеты. Поведение животных укладывается в схемы, именно поэтому людям удается охотиться и убивать их. </text:span></text:p>
      <text:p text:style-name="P4">Как писал Сунь Цзы, «…предел в придании своему войску формы — это достигнуть того, чтобы формы не было. Когда формы нет, даже глубоко проникший лазутчик не сможет что-либо подглядеть, даже мудрый не сможет о чем-либо судить…». </text:p>
      <text:p text:style-name="P6"/>
      <text:p text:style-name="P7"><text:span text:style-name="T17">Основное правило</text:span><text:span text:style-name="T18"> – </text:span><text:span text:style-name="T19">задержка автоматических реакций</text:span><text:span text:style-name="T18">. Противник стремиться ввести вас в измененное состояние сознания, в рептильный режим, сопровождаемый агрессией, тревогой или стрессом. В этом состоянии вы можете совершить действия, за которые потом будете нести ответственность. Если вы чувствуете, что чувства начинают разгораться в вас, сознательным усилием задерживайте свою реакцию. Алгоритм действий можно условно разделить на следующие шаги:</text:span></text:p>
      <text:p text:style-name="P6"/>
      <text:p text:style-name="P6">1. Если есть возможность, дистанцируйтесь от источника воздействия.</text:p>
      <text:p text:style-name="P6">2. Рационализируйте свои мысли. Это значит, что вы должны отмечать в своем сознании изменения эмоций и оценивать, что привело к этим изменениям. Рационализация снижает эмоциональный накал и задерживает автоматическую реакцию.</text:p>
      <text:p text:style-name="P6">3. Сделайте три медленных очень глубоких вдоха и выдоха.</text:p>
      <text:p text:style-name="P8"><text:span text:style-name="T20">4. Работа с воображением. Мозг не различает реальность от воображения, поэтому, изменив ситуацию в воображении, можно изменить вашу реакцию. В любом случае, мир таков, какой он есть, и если вам что-то не нравится или кто-то вас раздражает, это проблема вашего восприятия. Идея в том, что если вы не можете изменить действительность, <text:s/>то вы можете поменять свое отношение к ней. Сознательным усилием с помощью воображения вы можете изменять рисунки нейронных импульсов, создавая новые воспоминания и изменяя старые. Вам нужно изменить автоматическую реакцию, возникающую на эмоциональный триггер множественными повторениями новых воспоминаний в воображении. Ваше </text:span><text:span text:style-name="T21">воображение</text:span><text:span text:style-name="T20"> не понимает языка слов, но языком образов вы можете изменять ваши реакции.</text:span></text:p>
      <text:p text:style-name="P6"/>
      <text:p text:style-name="P9">Методы <text:span text:style-name="T22">психологической защиты от эмоциональных воздействий</text:span>:</text:p>
      <text:p text:style-name="P6"/>
      <text:p text:style-name="P6">а) замена раздражающей картинки в воображении на приятную. </text:p>
      <text:p text:style-name="P10">- Вспоминаете стрессовую ситуацию и фиксируете ее в памяти словно фотографию. </text:p>
      <text:p text:style-name="P10"><text:soft-page-break/>- Вспоминаете приятную ситуацию и также фиксируете ее в памяти как фотографию.</text:p>
      <text:p text:style-name="P10">- Берете первую картинку и смотрите на нее, затем резко выдвигаете вторую картинку из какого-либо предмета или угла первой картинки на весь «экран». Смысл – вы связываете стрессовую цепочку с приятной. Множественными повторениями в воображении миелинизируете ее. Готово. При вызове триггера вы будете вспоминать уже приятную ситуацию. </text:p>
      <text:p text:style-name="P6">б) уничтожение раздражающего воспоминания.</text:p>
      <text:p text:style-name="P10">- вспоминаете стрессовую ситуацию и фиксируете ее как фотографию или рисунок на воображаемой школьной доске;</text:p>
      <text:p text:style-name="P11"><text:span text:style-name="T20">- сжигае</text:span><text:span text:style-name="T23">те</text:span><text:span text:style-name="T20"> фотографию в воображении или стирае</text:span><text:span text:style-name="T23">те</text:span><text:span text:style-name="T20"> картинку тряпкой с доски;</text:span></text:p>
      <text:p text:style-name="P10">- повторяете это в воображении много раз.</text:p>
      <text:p text:style-name="P6">в) изменение эмоциональной окраски ситуации.</text:p>
      <text:p text:style-name="P11"><text:span text:style-name="T20">- вспоминаете стрессовую ситуацию и проигрываете ее как видео, при этом дополняете ее элементами, вызывающими смех. Например, если это был раздражающий человек, надевае</text:span><text:span text:style-name="T24">те</text:span><text:span text:style-name="T20"> в воображении ему клоунский колпак или мячик на нос, или одевае</text:span><text:span text:style-name="T25">те</text:span><text:span text:style-name="T20"> его в клоунский наряд. Если это воспоминания о детях, помогает наложение на видео гротескной музыки (марш Мендельсона, или что-либо подобное).</text:span></text:p>
      <text:p text:style-name="P10">- повторяете <text:span text:style-name="T26">это </text:span>в воображении много раз.</text:p>
      <text:p text:style-name="P12">г) изоляция источника стресса в воображении. Например, </text:p>
      <text:p text:style-name="P10">- надеваете на человека мешок и зашиваете его, чтобы вы не видели в воображении его и не слышали того, что он говорит;</text:p>
      <text:p text:style-name="P10">- строите между вами и источником преграду (стену из кирпича или бетона);</text:p>
      <text:p text:style-name="P10">- дистанцируетесь в приятную обстановку в воображении.</text:p>
      <text:p text:style-name="P10">- повторяете много раз.</text:p>
      <text:p text:style-name="P13"><text:span text:style-name="T20">д) призывайте высшие силы. То, во что вы верите. Абсолютно неважно, что это будет: ангелы, макаронные монстры, молитва или Будда. Смысл в том, чтобы в вашем воображении вы были не одни и вам была оказана помощь. Когда вам не с кем обсудить ситуацию, а </text:span><text:span text:style-name="T27">противник</text:span><text:span text:style-name="T20"> созда</text:span><text:span text:style-name="T27">е</text:span><text:span text:style-name="T20">т атмосферу бессмысленности вашего сопротивления, простое воображение сущности, которая всегда за вас и поддерживает вас в любых ваших начинаниях, дает невероятные силы к сопротивлению.</text:span></text:p>
      <text:p text:style-name="P8"><text:span text:style-name="T20">5. Сублимация. Если эмоция очень сильна, можно перенаправить агрессию на неодушевленный предмет или социально приемлемую деятельность. Избейте </text:span><text:span text:style-name="T28">какой-либо предмет</text:span><text:span text:style-name="T20">. Включите любимую музыку и громко пойте песни. Рисуйте, пишите стихи. Делаете то, что вам нравится.</text:span></text:p>
      <text:p text:style-name="P6">6. Временные ограничения. Выделите для обдумывания эмоциональной ситуации конкретное время. Например, с 17-00 до 17-30. В это время думайте об этом. В другое время переключайте свое внимание на другие интересы и проблемы. Контролируйте свои мысли.</text:p>
      <text:p text:style-name="P14"><text:span text:style-name="T29">7</text:span><text:span text:style-name="T20">. </text:span><text:span text:style-name="T30">В</text:span><text:span text:style-name="T20"> критических ситуациях, </text:span><text:span text:style-name="T29">к</text:span><text:span text:style-name="T20">ак </text:span><text:span text:style-name="T30">бы </text:span><text:span text:style-name="T20">это не выглядело странным, на первое место выходит не ваше физическое состояние, а ваш моральный дух. В любой ситуации </text:span><text:span text:style-name="T31">сохраняйте спокойствие!</text:span><text:span text:style-name="T20"> Вас спасет ваша вера в то, что вы будете жить. Повторяйте про себя постоянно: «</text:span><text:span text:style-name="T32">Я должен жить!</text:span><text:span text:style-name="T20">».</text:span></text:p>
      <text:p text:style-name="P6"/>
      <text:p text:style-name="P15"><text:span text:style-name="T33">М</text:span><text:bookmark-start text:name="Bookmark_7"/><text:span text:style-name="T34">етоды противодействия в</text:span><text:bookmark-end text:name="Bookmark_7"/><text:span text:style-name="T34">нутреннему разложению.</text:span></text:p>
      <text:p text:style-name="P16"/>
      <text:p text:style-name="P16"><text:span text:style-name="T35">1</text:span>) Не подвергнуться своему разложению:</text:p>
      <text:p text:style-name="P17"><text:tab/>– <text:span text:style-name="T35">ч</text:span>етко разделять добро и зло,</text:p>
      <text:p text:style-name="P17"><text:tab/>– <text:span text:style-name="T35">н</text:span>е верить на слово, все подвергать сомнению,</text:p>
      <text:p text:style-name="P17"><text:tab/>– <text:span text:style-name="T35">в</text:span>ыработать собственные принципы, которым не изменять ни при каких обстоятельствах.</text:p>
      <text:p text:style-name="P16"><text:span text:style-name="T35">2</text:span>) Лишить <text:span text:style-name="T35">притивника </text:span>источников объективной о вас информации:</text:p>
      <text:p text:style-name="P16"><text:tab/>– <text:span text:style-name="T35">в</text:span>водить противника в заблуждение относительно своего текущего состояния, целей и планируемых действий.</text:p>
      <text:p text:style-name="P16"><text:soft-page-break/>4) Контролировать свой гормональный уровень: не допускать хронического повышения уровня кортизола и снижения уровня серотонина:</text:p>
      <text:p text:style-name="P18"><text:span text:style-name="T18"><text:tab/></text:span><text:span text:style-name="T20">– </text:span><text:span text:style-name="T36">и</text:span><text:span text:style-name="T20">спользовать психотехники по формированию стрессоустойчивости </text:span><text:span text:style-name="T18">(</text:span><text:a xlink:type="simple" xlink:href="https://www.ted.com/talks/kelly_mcgonigal_how_to_make_stress_your_friend/transcript#t-809595" text:style-name="ListLabel_20_11" text:visited-style-name="ListLabel_20_11"><text:span text:style-name="T37">Kelly McGonigal</text:span></text:a><text:span text:style-name="T38">)</text:span><text:span text:style-name="T39">,</text:span></text:p>
      <text:p text:style-name="P18"><text:span text:style-name="T18"><text:tab/></text:span><text:span text:style-name="T20">– </text:span><text:span text:style-name="T36">п</text:span><text:span text:style-name="T20">рименять «сильные позы» (в течение 2-х минут повышают тестостерон на 20%, снижают кортизол на 25%) </text:span><text:span text:style-name="T18">(</text:span><text:a xlink:type="simple" xlink:href="https://www.ted.com/talks/amy_cuddy_your_body_language_shapes_who_you_are" text:style-name="ListLabel_20_11" text:visited-style-name="ListLabel_20_11"><text:span text:style-name="T37">Amy Cuddy</text:span></text:a><text:span text:style-name="T18">)</text:span><text:span text:style-name="T39">,</text:span></text:p>
      <text:p text:style-name="P18"><text:span text:style-name="T18"><text:tab/></text:span><text:span text:style-name="T20">– </text:span><text:span text:style-name="T40">п</text:span><text:span text:style-name="T20">ри повышении уровня кортизола использовать антидот – окситоцин (самое простое <text:s/>– обнима</text:span><text:span text:style-name="T41">ть</text:span><text:span text:style-name="T20"> любого человека) </text:span><text:span text:style-name="T18">(</text:span><text:a xlink:type="simple" xlink:href="https://www.youtube.com/watch?v=ELjA1r0wcLE&amp;list=PLE45Xi1KwM41gVqIW890C4FK9pJoxPd4q" text:style-name="Internet_20_link" text:visited-style-name="Visited_20_Internet_20_Link"><text:span text:style-name="T37">Loretta Breuning</text:span></text:a><text:span text:style-name="T18">)</text:span><text:span text:style-name="T42">,</text:span></text:p>
      <text:p text:style-name="P18"><text:span text:style-name="T18"><text:tab/></text:span><text:span text:style-name="T20">– </text:span><text:span text:style-name="T43">н</text:span><text:span text:style-name="T20">е совершать никаких недостойных действий – снижается уровень серотонина</text:span><text:span text:style-name="T18"> (</text:span><text:a xlink:type="simple" xlink:href="https://www.youtube.com/watch?v=ELjA1r0wcLE&amp;list=PLE45Xi1KwM41gVqIW890C4FK9pJoxPd4q" text:style-name="Internet_20_link" text:visited-style-name="Visited_20_Internet_20_Link"><text:span text:style-name="T37">Loretta Breuning</text:span></text:a><text:span text:style-name="T18">).</text:span></text:p>
      <text:p text:style-name="P16">5) Усиливать свой нейрогенез. </text:p>
      <text:p text:style-name="P17">Суть: создать обогащенную окружающую среду (физические упражнения и исследовательская активность).<text:tab/></text:p>
      <text:p text:style-name="P18"><text:span text:style-name="T18"><text:tab/></text:span><text:span text:style-name="T20">а) <text:s/>Физические упражнения </text:span><text:span text:style-name="T18">(</text:span><text:a xlink:type="simple" xlink:href="https://www.ted.com/talks/wendy_suzuki_the_brain_changing_benefits_of_exercise" text:style-name="Internet_20_link" text:visited-style-name="Visited_20_Internet_20_Link"><text:span text:style-name="T37">Wendy Suzuki</text:span></text:a><text:span text:style-name="T18">).</text:span></text:p>
      <text:p text:style-name="P19"><text:tab/><text:span text:style-name="T44">Одно упражнение (кратковременный эффект):</text:span></text:p>
      <text:p text:style-name="P17">-немедленно увеличивает уровень нейротрансмиттеров: допамин, серотонин, норадреналин. Это улучшает настроение после тренировки;</text:p>
      <text:p text:style-name="P17">-улучшает способность перемещать и фокусировать внимание, сохраняется в течение по крайней мере 2-х часов после тренировки;</text:p>
      <text:p text:style-name="P17">-улучшает скорость реакции.</text:p>
      <text:p text:style-name="P20"><text:span text:style-name="T45"><text:tab/>Долгосрочный эффект</text:span><text:span text:style-name="T18"> (характеризуется изменением анатомии, физиологии и функций мозга). Достигается при упражнениях, направленных на увеличение кардиореспираторной функции.</text:span></text:p>
      <text:p text:style-name="P17">- нейрогенез гиппокампа, увеличение <text:s/>в объеме (улучшает долговременную память);</text:p>
      <text:p text:style-name="P17">- нейрогенез префронтальной коры;</text:p>
      <text:p text:style-name="P17">- улучшение функции внимания, которая зависит от префронтальной коры).</text:p>
      <text:p text:style-name="P17">- долговременное увеличение нейротрансмиттеров, которые повышают настроение.</text:p>
      <text:p text:style-name="P17">- защита от болезней мозга.</text:p>
      <text:p text:style-name="P17"><text:tab/>Оптимальный режим занятий:</text:p>
      <text:p text:style-name="P17">- 3-4 раза в неделю, минимум 30 минут одно занятие (предположительно);</text:p>
      <text:p text:style-name="P17">- повышенная ЧСС;</text:p>
      <text:p text:style-name="P17">- аэробные упражнения.</text:p>
      <text:p text:style-name="P21"/>
      <text:p text:style-name="P18"><text:span text:style-name="T18"><text:tab/></text:span><text:span text:style-name="T20">б) Факторы нейрогенеза (</text:span><text:a xlink:type="simple" xlink:href="https://www.ted.com/talks/sandrine_thuret_you_can_grow_new_brain_cells_here_s_how" text:style-name="Internet_20_link" text:visited-style-name="Visited_20_Internet_20_Link"><text:span text:style-name="T46">Sandrine Thuret</text:span></text:a><text:span text:style-name="T20">)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2"><text:span text:style-name="T47">Усиливают</text:span><text:span text:style-name="T18"> нейрогенез</text:span></text:p>
          </table:table-cell>
          <table:table-cell table:style-name="Таблица3.A1" office:value-type="string">
            <text:p text:style-name="P23">Снижают нейрогенез</text:p>
          </table:table-cell>
        </table:table-row>
        <table:table-row table:style-name="Таблица3.1">
          <table:table-cell table:style-name="Таблица3.A1" office:value-type="string">
            <text:p text:style-name="P23">Обучение</text:p>
          </table:table-cell>
          <table:table-cell table:style-name="Таблица3.A1" office:value-type="string">
            <text:p text:style-name="P23">Стресс</text:p>
          </table:table-cell>
        </table:table-row>
        <table:table-row table:style-name="Таблица3.1">
          <table:table-cell table:style-name="Таблица3.A1" office:value-type="string">
            <text:p text:style-name="P23">Секс</text:p>
          </table:table-cell>
          <table:table-cell table:style-name="Таблица3.A1" office:value-type="string">
            <text:p text:style-name="P23">Лишение сна</text:p>
          </table:table-cell>
        </table:table-row>
        <table:table-row table:style-name="Таблица3.1">
          <table:table-cell table:style-name="Таблица3.A1" office:value-type="string">
            <text:p text:style-name="P23">Бег (у мышей, Rusty Gage from Salk Institute)</text:p>
          </table:table-cell>
          <table:table-cell table:style-name="Таблица3.A1" office:value-type="string">
            <text:p text:style-name="P23">Возраст (снижается, но происходит)</text:p>
            <text:p text:style-name="P23"/>
          </table:table-cell>
        </table:table-row>
        <table:table-row table:style-name="Таблица3.5">
          <table:table-cell table:style-name="Таблица3.A5" table:number-columns-spanned="2" office:value-type="string">
            <text:p text:style-name="P24">Еда (регулирует как нейрогенез, так и память и настроение)</text:p>
          </table:table-cell>
          <table:covered-table-cell/>
        </table:table-row>
        <table:table-row table:style-name="Таблица3.6">
          <table:table-cell table:style-name="Таблица3.A1" office:value-type="string">
            <text:p text:style-name="P23">Снижение калорийности на 20-30%</text:p>
          </table:table-cell>
          <table:table-cell table:style-name="Таблица3.A1" office:value-type="string">
            <text:p text:style-name="P23">Диета с высоким содержанием жира</text:p>
          </table:table-cell>
        </table:table-row>
        <table:table-row table:style-name="Таблица3.1">
          <table:table-cell table:style-name="Таблица3.A1" office:value-type="string">
            <text:p text:style-name="P23">Периодическое кратковременное голодание</text:p>
          </table:table-cell>
          <table:table-cell table:style-name="Таблица3.A1" office:value-type="string">
            <text:p text:style-name="P23">Этанол (алкоголь). Красное вино условно нейтрально (содержит ресвератрол, который содействует выживанию новых нейронов).</text:p>
          </table:table-cell>
        </table:table-row>
        <table:table-row table:style-name="Таблица3.1">
          <table:table-cell table:style-name="Таблица3.A1" office:value-type="string">
            <text:p text:style-name="P23">Еда, требующая пережевывания</text:p>
          </table:table-cell>
          <table:table-cell table:style-name="Таблица3.A1" office:value-type="string">
            <text:p text:style-name="P23">Щадящая диета (мягкая пища)</text:p>
          </table:table-cell>
        </table:table-row>
        <table:table-row table:style-name="Таблица3.1">
          <table:table-cell table:style-name="Таблица3.A1" office:value-type="string">
            <text:p text:style-name="P23">Флавоноиды (темный шоколад, черника)<text:tab/></text:p>
          </table:table-cell>
          <table:table-cell table:style-name="Таблица3.A1" office:value-type="string">
            <text:p text:style-name="P23"/>
          </table:table-cell>
        </table:table-row>
        <table:table-row table:style-name="Таблица3.1">
          <table:table-cell table:style-name="Таблица3.A1" office:value-type="string">
            <text:p text:style-name="P23">Жирные кислоты Омега-3 (жирн. рыба, лосось, <text:span text:style-name="T48">льняное масло</text:span>)</text:p>
          </table:table-cell>
          <table:table-cell table:style-name="Таблица3.A1" office:value-type="string">
            <text:p text:style-name="P23"/>
          </table:table-cell>
        </table:table-row>
      </table:table>
      <text:p text:style-name="P25"><text:tab/><text:span text:style-name="T44">в) Исследовательская активность:</text:span></text:p>
      <text:p text:style-name="P16">– непрерывное системное обучение,</text:p>
      <text:p text:style-name="P16">– противодействие догматизации мышления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style:default-outline-level="" style:class="text">
      <style:paragraph-properties fo:margin-top="0.1665in" fo:margin-bottom="0.0417in" style:contextual-spacing="false" fo:text-align="justify" style:justify-single-word="false" fo:orphans="2" fo:widows="2" fo:keep-with-next="always" style:writing-mode="lr-tb"/>
      <style:text-properties style:font-name="Arial1" fo:font-family="Arial" style:font-family-generic="roman" style:font-pitch="variable" fo:font-size="14pt" fo:font-style="italic" fo:font-weight="bold" style:font-name-asian="Arial" style:font-family-asian="Arial" style:font-size-asian="14pt" style:font-style-asian="italic" style:font-weight-asian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1" style:display-name="ListLabel 11" style:family="text">
      <style:text-properties fo:color="#0000ff" loext:opacity="100%" fo:language="en" fo:country="US" fo:font-style="normal" style:text-underline-style="solid" style:text-underline-width="auto" style:text-underline-color="font-color" fo:font-weight="normal" style:letter-kerning="false" style:font-style-asian="normal" style:font-weight-asian="norma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meta:document-statistic meta:page-count="3" meta:table-count="1" meta:image-count="0" meta:object-count="0" meta:paragraph-count="82" meta:word-count="1174" meta:character-count="8922"/>
  </office:meta>
</office:document-meta>
</file>